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R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1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R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6" table:default-cell-style-name="ce2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string" calcext:value-type="string">
            <text:p>Last 3</text:p>
          </table:table-cell>
          <table:table-cell table:style-name="ce1" office:value-type="string" calcext:value-type="string">
            <text:p>Last 1</text:p>
          </table:table-cell>
          <table:table-cell table:style-name="ce1" office:value-type="string" calcext:value-type="string">
            <text:p>Home</text:p>
          </table:table-cell>
          <table:table-cell table:style-name="ce1" office:value-type="string" calcext:value-type="string">
            <text:p>Away</text:p>
          </table:table-cell>
          <table:table-cell table:style-name="ce1" office:value-type="float" office:value="2008" calcext:value-type="float">
            <text:p>2008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zona</text:p>
          </table:table-cell>
          <table:table-cell office:value-type="percentage" office:value="0.6984" calcext:value-type="percentage">
            <text:p>69.84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176" calcext:value-type="percentage">
            <text:p>61.76%</text:p>
          </table:table-cell>
          <table:table-cell office:value-type="percentage" office:value="0.7931" calcext:value-type="percentage">
            <text:p>79.31%</text:p>
          </table:table-cell>
          <table:table-cell office:value-type="percentage" office:value="0.5974" calcext:value-type="percentage">
            <text:p>59.74%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tlanta</text:p>
          </table:table-cell>
          <table:table-cell office:value-type="percentage" office:value="0.5179" calcext:value-type="percentage">
            <text:p>51.79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484" calcext:value-type="percentage">
            <text:p>54.84%</text:p>
          </table:table-cell>
          <table:table-cell office:value-type="percentage" office:value="0.5667" calcext:value-type="percentage">
            <text:p>56.67%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ltimore</text:p>
          </table:table-cell>
          <table:table-cell office:value-type="percentage" office:value="0.5156" calcext:value-type="percentage">
            <text:p>51.56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4828" calcext:value-type="percentage">
            <text:p>48.28%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uffalo</text:p>
          </table:table-cell>
          <table:table-cell office:value-type="percentage" office:value="0.3158" calcext:value-type="percentage">
            <text:p>31.58%</text:p>
          </table:table-cell>
          <table:table-cell office:value-type="percentage" office:value="0.2857" calcext:value-type="percentage">
            <text:p>28.57%</text:p>
          </table:table-cell>
          <table:table-cell table:number-columns-repeated="2" office:value-type="percentage" office:value="0.25" calcext:value-type="percentage">
            <text:p>25.00%</text:p>
          </table:table-cell>
          <table:table-cell office:value-type="percentage" office:value="0.3636" calcext:value-type="percentage">
            <text:p>36.36%</text:p>
          </table:table-cell>
          <table:table-cell office:value-type="percentage" office:value="0.4808" calcext:value-type="percentage">
            <text:p>48.08%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olina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6415" calcext:value-type="percentage">
            <text:p>64.15%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icago</text:p>
          </table:table-cell>
          <table:table-cell office:value-type="percentage" office:value="0.4706" calcext:value-type="percentage">
            <text:p>47.06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926" calcext:value-type="percentage">
            <text:p>59.26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6" calcext:value-type="percentage">
            <text:p>56.00%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ncinnati</text:p>
          </table:table-cell>
          <table:table-cell office:value-type="percentage" office:value="0.4906" calcext:value-type="percentage">
            <text:p>49.06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5926" calcext:value-type="percentage">
            <text:p>59.26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4545" calcext:value-type="percentage">
            <text:p>45.45%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leveland</text:p>
          </table:table-cell>
          <table:table-cell office:value-type="percentage" office:value="0.4359" calcext:value-type="percentage">
            <text:p>43.59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4231" calcext:value-type="percentage">
            <text:p>42.31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3684" calcext:value-type="percentage">
            <text:p>36.84%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llas</text:p>
          </table:table-cell>
          <table:table-cell office:value-type="percentage" office:value="0.5088" calcext:value-type="percentage">
            <text:p>50.88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758" calcext:value-type="percentage">
            <text:p>57.58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5909" calcext:value-type="percentage">
            <text:p>59.09%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nver</text:p>
          </table:table-cell>
          <table:table-cell office:value-type="percentage" office:value="0.4808" calcext:value-type="percentage">
            <text:p>48.08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231" calcext:value-type="percentage">
            <text:p>42.31%</text:p>
          </table:table-cell>
          <table:table-cell office:value-type="percentage" office:value="0.5385" calcext:value-type="percentage">
            <text:p>53.85%</text:p>
          </table:table-cell>
          <table:table-cell office:value-type="percentage" office:value="0.5455" calcext:value-type="percentage">
            <text:p>54.55%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troit</text:p>
          </table:table-cell>
          <table:table-cell office:value-type="percentage" office:value="0.4722" calcext:value-type="percentage">
            <text:p>47.22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6129" calcext:value-type="percentage">
            <text:p>61.29%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Bay</text:p>
          </table:table-cell>
          <table:table-cell office:value-type="percentage" office:value="0.5692" calcext:value-type="percentage">
            <text:p>56.92%</text:p>
          </table:table-cell>
          <table:table-cell office:value-type="percentage" office:value="0.7647" calcext:value-type="percentage">
            <text:p>76.47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5484" calcext:value-type="percentage">
            <text:p>54.84%</text:p>
          </table:table-cell>
          <table:table-cell office:value-type="percentage" office:value="0.5882" calcext:value-type="percentage">
            <text:p>58.82%</text:p>
          </table:table-cell>
          <table:table-cell office:value-type="percentage" office:value="0.6042" calcext:value-type="percentage">
            <text:p>60.42%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ouston</text:p>
          </table:table-cell>
          <table:table-cell office:value-type="percentage" office:value="0.5246" calcext:value-type="percentage">
            <text:p>52.46%</text:p>
          </table:table-cell>
          <table:table-cell office:value-type="percentage" office:value="0.4615" calcext:value-type="percentage">
            <text:p>46.15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5517" calcext:value-type="percentage">
            <text:p>55.17%</text:p>
          </table:table-cell>
          <table:table-cell office:value-type="percentage" office:value="0.459" calcext:value-type="percentage">
            <text:p>45.90%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ianapolis</text:p>
          </table:table-cell>
          <table:table-cell office:value-type="percentage" office:value="0.6462" calcext:value-type="percentage">
            <text:p>64.62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6053" calcext:value-type="percentage">
            <text:p>60.53%</text:p>
          </table:table-cell>
          <table:table-cell office:value-type="percentage" office:value="0.7037" calcext:value-type="percentage">
            <text:p>70.37%</text:p>
          </table:table-cell>
          <table:table-cell office:value-type="percentage" office:value="0.6667" calcext:value-type="percentage">
            <text:p>66.67%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cksonville</text:p>
          </table:table-cell>
          <table:table-cell office:value-type="percentage" office:value="0.5106" calcext:value-type="percentage">
            <text:p>51.06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517" calcext:value-type="percentage">
            <text:p>55.17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5556" calcext:value-type="percentage">
            <text:p>55.56%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nsas City</text:p>
          </table:table-cell>
          <table:table-cell office:value-type="percentage" office:value="0.4737" calcext:value-type="percentage">
            <text:p>47.37%</text:p>
          </table:table-cell>
          <table:table-cell office:value-type="percentage" office:value="0.4444" calcext:value-type="percentage">
            <text:p>44.4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5778" calcext:value-type="percentage">
            <text:p>57.78%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percentage" office:value="0.6481" calcext:value-type="percentage">
            <text:p>64.81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percentage" office:value="0.6875" calcext:value-type="percentage">
            <text:p>68.75%</text:p>
          </table:table-cell>
          <table:table-cell office:value-type="percentage" office:value="0.5909" calcext:value-type="percentage">
            <text:p>59.09%</text:p>
          </table:table-cell>
          <table:table-cell office:value-type="percentage" office:value="0.5833" calcext:value-type="percentage">
            <text:p>58.33%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nesota</text:p>
          </table:table-cell>
          <table:table-cell office:value-type="percentage" office:value="0.6203" calcext:value-type="percentage">
            <text:p>62.03%</text:p>
          </table:table-cell>
          <table:table-cell office:value-type="percentage" office:value="0.6111" calcext:value-type="percentage">
            <text:p>61.11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952" calcext:value-type="percentage">
            <text:p>59.52%</text:p>
          </table:table-cell>
          <table:table-cell office:value-type="percentage" office:value="0.6486" calcext:value-type="percentage">
            <text:p>64.86%</text:p>
          </table:table-cell>
          <table:table-cell office:value-type="percentage" office:value="0.4444" calcext:value-type="percentage">
            <text:p>44.44%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 England</text:p>
          </table:table-cell>
          <table:table-cell office:value-type="percentage" office:value="0.5373" calcext:value-type="percentage">
            <text:p>53.7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5185" calcext:value-type="percentage">
            <text:p>51.85%</text:p>
          </table:table-cell>
          <table:table-cell office:value-type="percentage" office:value="0.5077" calcext:value-type="percentage">
            <text:p>50.77%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 Orleans</text:p>
          </table:table-cell>
          <table:table-cell office:value-type="percentage" office:value="0.6125" calcext:value-type="percentage">
            <text:p>61.25%</text:p>
          </table:table-cell>
          <table:table-cell office:value-type="percentage" office:value="0.8889" calcext:value-type="percentage">
            <text:p>88.89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619" calcext:value-type="percentage">
            <text:p>61.90%</text:p>
          </table:table-cell>
          <table:table-cell office:value-type="percentage" office:value="0.6053" calcext:value-type="percentage">
            <text:p>60.53%</text:p>
          </table:table-cell>
          <table:table-cell office:value-type="percentage" office:value="0.6129" calcext:value-type="percentage">
            <text:p>61.29%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Y Giants</text:p>
          </table:table-cell>
          <table:table-cell office:value-type="percentage" office:value="0.4821" calcext:value-type="percentage">
            <text:p>48.21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615" calcext:value-type="percentage">
            <text:p>46.15%</text:p>
          </table:table-cell>
          <table:table-cell office:value-type="percentage" office:value="0.4861" calcext:value-type="percentage">
            <text:p>48.61%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Y Jets</text:p>
          </table:table-cell>
          <table:table-cell office:value-type="percentage" office:value="0.5094" calcext:value-type="percentage">
            <text:p>50.94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4483" calcext:value-type="percentage">
            <text:p>44.83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5323" calcext:value-type="percentage">
            <text:p>53.23%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akland</text:p>
          </table:table-cell>
          <table:table-cell office:value-type="percentage" office:value="0.4138" calcext:value-type="percentage">
            <text:p>41.38%</text:p>
          </table:table-cell>
          <table:table-cell office:value-type="percentage" office:value="0.2222" calcext:value-type="percentage">
            <text:p>22.22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3846" calcext:value-type="percentage">
            <text:p>38.46%</text:p>
          </table:table-cell>
          <table:table-cell office:value-type="percentage" office:value="0.4375" calcext:value-type="percentage">
            <text:p>43.75%</text:p>
          </table:table-cell>
          <table:table-cell office:value-type="percentage" office:value="0.4054" calcext:value-type="percentage">
            <text:p>40.54%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hiladelphia</text:p>
          </table:table-cell>
          <table:table-cell office:value-type="percentage" office:value="0.4906" calcext:value-type="percentage">
            <text:p>49.06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4789" calcext:value-type="percentage">
            <text:p>47.89%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ittsburgh</text:p>
          </table:table-cell>
          <table:table-cell office:value-type="percentage" office:value="0.4821" calcext:value-type="percentage">
            <text:p>48.21%</text:p>
          </table:table-cell>
          <table:table-cell office:value-type="percentage" office:value="0.4286" calcext:value-type="percentage">
            <text:p>42.86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4194" calcext:value-type="percentage">
            <text:p>41.94%</text:p>
          </table:table-cell>
          <table:table-cell office:value-type="percentage" office:value="0.56" calcext:value-type="percentage">
            <text:p>56.00%</text:p>
          </table:table-cell>
          <table:table-cell office:value-type="percentage" office:value="0.5593" calcext:value-type="percentage">
            <text:p>55.93%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 Diego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4545" calcext:value-type="percentage">
            <text:p>45.45%</text:p>
          </table:table-cell>
          <table:table-cell office:value-type="percentage" office:value="0.6364" calcext:value-type="percentage">
            <text:p>63.64%</text:p>
          </table:table-cell>
          <table:table-cell office:value-type="percentage" office:value="0.5714" calcext:value-type="percentage">
            <text:p>57.14%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n Francisco</text:p>
          </table:table-cell>
          <table:table-cell office:value-type="percentage" office:value="0.5789" calcext:value-type="percentage">
            <text:p>57.89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5192" calcext:value-type="percentage">
            <text:p>51.92%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attle</text:p>
          </table:table-cell>
          <table:table-cell office:value-type="percentage" office:value="0.3958" calcext:value-type="percentage">
            <text:p>39.58%</text:p>
          </table:table-cell>
          <table:table-cell office:value-type="percentage" office:value="0.2222" calcext:value-type="percentage">
            <text:p>22.22%</text:p>
          </table:table-cell>
          <table:table-cell office:value-type="percentage" office:value="0.3333" calcext:value-type="percentage">
            <text:p>33.33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4348" calcext:value-type="percentage">
            <text:p>43.48%</text:p>
          </table:table-cell>
          <table:table-cell office:value-type="percentage" office:value="0.5" calcext:value-type="percentage">
            <text:p>50.00%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 Louis</text:p>
          </table:table-cell>
          <table:table-cell office:value-type="percentage" office:value="0.3235" calcext:value-type="percentage">
            <text:p>32.35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3448" calcext:value-type="percentage">
            <text:p>34.48%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mpa Bay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2857" calcext:value-type="percentage">
            <text:p>28.57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8889" calcext:value-type="percentage">
            <text:p>88.89%</text:p>
          </table:table-cell>
          <table:table-cell office:value-type="percentage" office:value="0.4167" calcext:value-type="percentage">
            <text:p>41.67%</text:p>
          </table:table-cell>
          <table:table-cell office:value-type="percentage" office:value="0.3929" calcext:value-type="percentage">
            <text:p>39.29%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essee</text:p>
          </table:table-cell>
          <table:table-cell office:value-type="percentage" office:value="0.5641" calcext:value-type="percentage">
            <text:p>56.41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333" calcext:value-type="percentage">
            <text:p>53.33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5909" calcext:value-type="percentage">
            <text:p>59.09%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shington</text:p>
          </table:table-cell>
          <table:table-cell office:value-type="percentage" office:value="0.5652" calcext:value-type="percentage">
            <text:p>56.52%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348" calcext:value-type="percentage">
            <text:p>43.48%</text:p>
          </table:table-cell>
          <table:table-cell office:value-type="percentage" office:value="0.6957" calcext:value-type="percentage">
            <text:p>69.57%</text:p>
          </table:table-cell>
          <table:table-cell office:value-type="percentage" office:value="0.4792" calcext:value-type="percentage">
            <text:p>47.92%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R" style:display-name="PageStyle_NFL Football Stats - NFL Team 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